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title">
      <style:graphic-properties draw:auto-grow-height="true" fo:min-height="1.737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fo:min-height="1.8cm"/>
      <style:paragraph-properties style:writing-mode="lr-tb"/>
    </style:style>
    <style:style style:name="pr5" style:family="presentation" style:parent-style-name="One_20_Column-outline1">
      <style:graphic-properties fo:min-height="9.135cm"/>
      <style:paragraph-properties style:writing-mode="lr-tb"/>
    </style:style>
    <style:style style:name="pr6" style:family="presentation" style:parent-style-name="One_20_Column-notes">
      <style:graphic-properties draw:fill-color="#ffffff" fo:min-height="13.364cm"/>
      <style:paragraph-properties style:writing-mode="lr-tb"/>
    </style:style>
    <style:style style:name="pr7" style:family="presentation" style:parent-style-name="One_20_Column-title">
      <style:graphic-properties draw:auto-grow-height="true" fo:min-height="1.8cm"/>
      <style:paragraph-properties style:writing-mode="lr-tb"/>
    </style:style>
    <style:style style:name="pr8" style:family="presentation" style:parent-style-name="One_20_Column-outline1">
      <style:graphic-properties fo:min-height="8.884cm"/>
      <style:paragraph-properties style:writing-mode="lr-tb"/>
    </style:style>
    <style:style style:name="pr9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4cm" fo:margin-bottom="0cm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-color="#ffffff"/>
    </style:style>
    <style:style style:name="P8" style:family="paragraph">
      <style:paragraph-properties fo:margin-top="0.5cm" fo:margin-bottom="0cm"/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71cm" presentation:class="title" presentation:user-transformed="true">
          <draw:text-box>
            <text:p>OGC Networking - MQTT </text:p>
          </draw:text-box>
        </draw:frame>
        <draw:frame presentation:style-name="pr2" draw:text-style-name="P1" draw:layer="layout" svg:width="16.51cm" svg:height="1.737cm" svg:x="11.43cm" svg:y="13.102cm" presentation:class="title" presentation:user-transformed="true">
          <draw:text-box>
            <text:p>OGC.Engineer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>
          <draw:text-box>
            <text:p>MQTT messaging basic concept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3">Broker(s) – Handles message routing by topic</text:p>
              </text:list-item>
              <text:list-item>
                <text:p text:style-name="P3">Topic(s) – Used for message categorization</text:p>
              </text:list-item>
              <text:list-item>
                <text:p>Publisher(s) – Provide data to topic(s)</text:p>
              </text:list-item>
              <text:list-item>
                <text:p>Subscriber(s) – Collect data from topic(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>
          <draw:text-box>
            <text:p>Example of the big picture idea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I have a company with several clients</text:p>
              </text:list-item>
              <text:list-item>
                <text:p>Each client has one or more of my systems operating for them</text:p>
                <text:list>
                  <text:list-item>
                    <text:p>These systems collect data and/or take commands to interact with the environment they are in</text:p>
                  </text:list-item>
                </text:list>
              </text:list-item>
              <text:list-item>
                <text:p>I am providing them monitoring and control interfaces</text:p>
                <text:list>
                  <text:list-item>
                    <text:p>A dashboard needs to summarize all systems deployed for them</text:p>
                    <text:list>
                      <text:list-item>
                        <text:p>This dashboard needs to allow sending network wide broadcasts</text:p>
                      </text:list-item>
                    </text:list>
                  </text:list-item>
                  <text:list-item>
                    <text:p>A dashboard needs to focus on subsets and/or individual devices</text:p>
                    <text:list>
                      <text:list-item>
                        <text:p>This dashboard may come in several forms from groups based on geological location to individual device management</text:p>
                      </text:list-item>
                      <text:list-item>
                        <text:p>This dashboard need to allow sending group, system, or individual device commands</text:p>
                      </text:list-item>
                    </text:list>
                  </text:list-item>
                </text:list>
              </text:list-item>
              <text:list-item>
                <text:p>I am providing them remote and on location support services</text:p>
                <text:list>
                  <text:list-item>
                    <text:p>I will be using these same dashboards to troubleshoot and diagnose issues and provide direct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Looking from the Top Down</text:p>
          </draw:text-box>
        </draw:frame>
        <draw:frame presentation:style-name="pr8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mewhere in the cloud...</text:p>
                <text:list>
                  <text:list-item>
                    <text:p text:style-name="P5">MQTT Broker(s) – Handling message routing between all systems by use of topics</text:p>
                  </text:list-item>
                  <text:list-item>
                    <text:p>Backend – data processing and storage</text:p>
                    <text:list>
                      <text:list-item>
                        <text:p>Processing – TBD, server(s) providing data aggregation and processing ( shared learning, analysis, etc. )</text:p>
                      </text:list-item>
                      <text:list-item>
                        <text:p>Storage – Database of customer data used for historical performance tracking, data analysis, and data sharing among products, etc.</text:p>
                      </text:list-item>
                    </text:list>
                  </text:list-item>
                  <text:list-item>
                    <text:p><text:span text:style-name="T1">Frontend – </text:span>GUI or web interface</text:p>
                    <text:list>
                      <text:list-item>
                        <text:p>Dashboard – Numerical and visual representations of a clients systems with the ability to drill down to individual device statistics</text:p>
                      </text:list-item>
                      <text:list-item>
                        <text:p>Controls – Buttons, Sliders, Text entries used for everything from full network broadcasts to individual device commands</text:p>
                      </text:list-item>
                    </text:list>
                  </text:list-item>
                </text:list>
              </text:list-item>
              <text:list-item>
                <text:p>Somewhere out there in the world...</text:p>
                <text:list>
                  <text:list-item>
                    <text:p>Client Devices – The groups, systems, and devices that interface with the clients environment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 presentation:user-transformed="true">
          <draw:text-box>
            <text:p>Topics – first layer categorizat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“ogc/” - the root of a topic tree, because it is my company!!</text:p>
                <text:list>
                  <text:list-item>
                    <text:p>“/networks” – one or more groups categorized by client or similar </text:p>
                  </text:list-item>
                  <text:list-item>
                    <text:p>“/groups” – one or more systems categorized by type, geographical region, etc.</text:p>
                  </text:list-item>
                  <text:list-item>
                    <text:p>“/systems” – one or more devices bound together into a single entity</text:p>
                  </text:list-item>
                  <text:list-item>
                    <text:p>“/devices” – each uniquely named endpoint fits inside this topic</text:p>
                  </text:list-item>
                </text:list>
              </text:list-item>
              <text:list-item>
                <text:p>All topics will be followed by “/&lt;client&gt;” specification in order to distinguish between subgroups owned by different entiti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 presentation:user-transformed="true">
          <draw:text-box>
            <text:p>Topics – client layer categorization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“</text:span><text:span text:style-name="T1">ogc/networks/&lt;client&gt;/</text:span>&lt;sub-network&gt;”</text:p>
                <text:list>
                  <text:list-item>
                    <text:p>target a certain clients devices</text:p>
                  </text:list-item>
                </text:list>
              </text:list-item>
              <text:list-item>
                <text:p><text:span text:style-name="T1">“</text:span><text:span text:style-name="T1">ogc/groups/&lt;client&gt;/</text:span>&lt;sub-group&gt;”</text:p>
                <text:list>
                  <text:list-item>
                    <text:p>target a named subgroup of systems like those working in a certain region geographically or those of a certain type of device</text:p>
                  </text:list-item>
                </text:list>
              </text:list-item>
              <text:list-item>
                <text:p><text:span text:style-name="T1">“</text:span><text:span text:style-name="T1">ogc/systems/&lt;client&gt;/</text:span>&lt;sub-system&gt;”</text:p>
                <text:list>
                  <text:list-item>
                    <text:p>target a named system made up by one or more devices</text:p>
                  </text:list-item>
                </text:list>
              </text:list-item>
              <text:list-item>
                <text:p><text:span text:style-name="T1">“</text:span><text:span text:style-name="T1">ogc/devices/&lt;client&gt;/&lt;device-name&gt;”</text:span></text:p>
                <text:list>
                  <text:list-item>
                    <text:p>This name MUST be unique and identify one ONE end device</text:p>
                  </text:list-item>
                  <text:list-item>
                    <text:p>targets a specific device or its sub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>
          <draw:text-box>
            <text:p>Message Typ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‘discovery’, Discovery Messages – Allow a device to broadcast a request for information when it does not know what is available on a network</text:p>
              </text:list-item>
              <text:list-item>
                <text:p>‘status’, Status Messages – The heartbeat providing periodic status information along with time services</text:p>
              </text:list-item>
              <text:list-item>
                <text:p>‘get’, Get Messages – Request resource/setting</text:p>
              </text:list-item>
              <text:list-item>
                <text:p>‘set’, Set Messages – Provide resource/sett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 presentation:user-transformed="true">
          <draw:text-box>
            <text:p>Status message format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rpose – provide a periodic heartbeat to indicate active device connections, configuration, and time sync abilities</text:p>
              </text:list-item>
              <text:list-item>
                <text:p>All devices MUST provide a heartbeats that provides basic device status information</text:p>
              </text:list-item>
              <text:list-item>
                <text:p>All devices subscribe to and broadcast heartbeats on topic "ogc/networks/&lt;client&gt;/&lt;sub_network&gt;"</text:p>
              </text:list-item>
            </text:list>
            <text:list text:style-name="L3">
              <text:list-item>
                <text:p text:style-name="P6">{</text:p>
              </text:list-item>
              <text:list-item>
                <text:p text:style-name="P6"><text:s text:c="4"/>"msg":"status", <text:s text:c="32"/>/* message type: used to define how to parse remaining message contents */</text:p>
              </text:list-item>
              <text:list-item>
                <text:p text:style-name="P6"><text:s text:c="4"/>"id":&lt;randomized #&gt;, <text:s text:c="22"/>/* message ID: used to help track associated messages ( ack/nack/get/set/etc. ) */</text:p>
              </text:list-item>
              <text:list-item>
                <text:p text:style-name="P6"><text:s text:c="4"/>"type":"&lt;device_type&gt;", <text:s text:c="18"/>/* device type: used to specify classes of devices, "server" &gt; "builder" &gt; "system_node"... <text:s/>or any other device category needed */</text:p>
              </text:list-item>
              <text:list-item>
                <text:p text:style-name="P6"><text:s text:c="4"/>"name":"&lt;unique_device_name&gt;", /* device name: must be unique as it is used to identify each device */</text:p>
              </text:list-item>
              <text:list-item>
                <text:p text:style-name="P6"><text:s text:c="4"/>"group":"&lt;group_name&gt;", <text:s text:c="14"/>/* group name: if known, represents systems linked regionally or otherwise depending on need ( multiple definitions possible ) */</text:p>
              </text:list-item>
              <text:list-item>
                <text:p text:style-name="P6"><text:s text:c="4"/>"system":"&lt;system_name&gt;", <text:s text:c="10"/>/* system name: if known, represents devices physically linked together into a single system ( multiple definitions possible ) */</text:p>
              </text:list-item>
              <text:list-item>
                <text:p text:style-name="P6"><text:s text:c="4"/>"timestamp":&lt;local_device_time&gt;, <text:s/>/* device timestamp: time sync and provide data on network latencies when paired with server side/database timestamps */</text:p>
              </text:list-item>
              <text:list-item>
                <text:p text:style-name="P6"><text:s text:c="4"/>"time_sync":"&lt;true/false&gt;", <text:s text:c="12"/>/* time sync status: false until time provided by another source that claims time has been synced or verified by NTP or similar */</text:p>
              </text:list-item>
              <text:list-item>
                <text:p text:style-name="P6"><text:s text:c="4"/>"status_frequency":&lt;#&gt;, <text:s text:c="16"/>/* status update frequency: current setting for period between these status updates */</text:p>
              </text:list-item>
              <text:list-item>
                <text:p text:style-name="P6"><text:s text:c="4"/>"status":"&lt;OK&gt;" <text:s text:c="29"/>/* general device status: can be a simple status or a sub structure with details */</text:p>
              </text:list-item>
              <text:list-item>
                <text:p text:style-name="P6">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Discovery messag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 device “discovers” resources available to it by broadcasting its needs within certain subcategories</text:p>
                <text:list>
                  <text:list-item>
                    <text:p>A device can “discover” internal resources on its local system by querying the system topic it is assigned to</text:p>
                    <text:list>
                      <text:list-item>
                        <text:p>Internal resources might include additional processing capabilities, sensor inputs, interactive outputs, user interfaces available on the shared system</text:p>
                      </text:list-item>
                    </text:list>
                  </text:list-item>
                  <text:list-item>
                    <text:p>A system can “discover” local resources available locally to it by querying certain groups assigned to it</text:p>
                    <text:list>
                      <text:list-item>
                        <text:p>Local resources might include other systems in the same area that provide support functionality or extended data collected about the operational area</text:p>
                      </text:list-item>
                    </text:list>
                  </text:list-item>
                  <text:list-item>
                    <text:p>A system can “discover” global resources available to it by querying the network it is assigned to</text:p>
                    <text:list>
                      <text:list-item>
                        <text:p>Global resources might include alternative servers, databases, other groups in the operation area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3T3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Discovery message example</text:p>
          </draw:text-box>
        </draw:frame>
        <draw:frame presentation:style-name="pr5" draw:layer="layout" svg:width="12.297cm" svg:height="12.065cm" svg:x="1.4cm" svg:y="2.54cm" presentation:class="outline" presentation:user-transformed="true">
          <draw:text-box>
            <text:list text:style-name="L2">
              <text:list-item>
                <text:p>Example discovery messages - device receives one or more discoveries that it can respond to on "ogc/networks/demo/demo" topic</text:p>
              </text:list-item>
            </text:list>
            <text:list text:style-name="L3">
              <text:list-item>
                <text:p text:style-name="P6">{</text:p>
              </text:list-item>
              <text:list-item>
                <text:p text:style-name="P6"><text:s text:c="4"/>"msg":"disco",</text:p>
              </text:list-item>
              <text:list-item>
                <text:p text:style-name="P6"><text:s text:c="4"/>"id":2473946,</text:p>
              </text:list-item>
              <text:list-item>
                <text:p text:style-name="P6"><text:s text:c="4"/>"type":"request",</text:p>
              </text:list-item>
              <text:list-item>
                <text:p text:style-name="P6"><text:s text:c="4"/>"device":"ogc_demo_request_device",</text:p>
              </text:list-item>
              <text:list-item>
                <text:p text:style-name="P6"><text:s text:c="4"/>"timestamp":&lt;local_device_time&gt;,</text:p>
              </text:list-item>
              <text:list-item>
                <text:p text:style-name="P6"><text:s text:c="4"/>"time_sync":"false",</text:p>
              </text:list-item>
              <text:list-item>
                <text:p text:style-name="P6"><text:s text:c="4"/>"value":{</text:p>
              </text:list-item>
              <text:list-item>
                <text:p text:style-name="P6"><text:s text:c="16"/>"indicator":{</text:p>
              </text:list-item>
              <text:list-item>
                <text:p text:style-name="P6"><text:s text:c="32"/>"style":"binary",</text:p>
              </text:list-item>
              <text:list-item>
                <text:p text:style-name="P6"><text:s text:c="32"/>"color":"green"</text:p>
              </text:list-item>
              <text:list-item>
                <text:p text:style-name="P6"><text:s text:c="28"/>},</text:p>
              </text:list-item>
              <text:list-item>
                <text:p text:style-name="P6"><text:s text:c="16"/>"indicator":{</text:p>
              </text:list-item>
              <text:list-item>
                <text:p text:style-name="P6"><text:s text:c="32"/>"style":"rgb"</text:p>
              </text:list-item>
              <text:list-item>
                <text:p text:style-name="P6"><text:s text:c="28"/>},</text:p>
              </text:list-item>
              <text:list-item>
                <text:p text:style-name="P6"><text:s text:c="16"/>"display":{</text:p>
              </text:list-item>
              <text:list-item>
                <text:p text:style-name="P6"><text:s text:c="28"/>"color_range":"binary",</text:p>
              </text:list-item>
              <text:list-item>
                <text:p text:style-name="P6"><text:s text:c="28"/>"min_width_px":20,</text:p>
              </text:list-item>
              <text:list-item>
                <text:p text:style-name="P6"><text:s text:c="28"/>"min_height_px":20,</text:p>
              </text:list-item>
              <text:list-item>
                <text:p text:style-name="P6"><text:s text:c="28"/>"min_refresh_hz":12</text:p>
              </text:list-item>
              <text:list-item>
                <text:p text:style-name="P6"><text:s text:c="26"/>}</text:p>
              </text:list-item>
              <text:list-item>
                <text:p text:style-name="P6"><text:s text:c="12"/>}</text:p>
              </text:list-item>
              <text:list-item>
                <text:p text:style-name="P6">}</text:p>
              </text:list-item>
            </text:list>
          </draw:text-box>
        </draw:frame>
        <draw:frame presentation:style-name="pr5" draw:layer="layout" svg:width="12.297cm" svg:height="12.065cm" svg:x="14.313cm" svg:y="2.54cm" presentation:class="outline" presentation:user-transformed="true">
          <draw:text-box>
            <text:list text:style-name="L2">
              <text:list-item>
                <text:p>Respond to 'disco' broadcasts on "ogc/devices/demo/ogc_demo_request_device", device knows to respond on the "demo" client because it is also on the demo client</text:p>
              </text:list-item>
            </text:list>
            <text:list text:style-name="L3">
              <text:list-item>
                <text:p text:style-name="P6">{</text:p>
              </text:list-item>
              <text:list-item>
                <text:p text:style-name="P6"><text:s text:c="4"/>"msg":"disco",</text:p>
              </text:list-item>
              <text:list-item>
                <text:p text:style-name="P6"><text:s text:c="4"/>"id":2473946,</text:p>
              </text:list-item>
              <text:list-item>
                <text:p text:style-name="P6"><text:s text:c="4"/>"type":"response"</text:p>
              </text:list-item>
              <text:list-item>
                <text:p text:style-name="P6"><text:s text:c="4"/>"device":"pico_ui_remote_demo",</text:p>
              </text:list-item>
              <text:list-item>
                <text:p text:style-name="P6"><text:s text:c="4"/>"timestamp":&lt;local_device_time&gt;,</text:p>
              </text:list-item>
              <text:list-item>
                <text:p text:style-name="P6"><text:s text:c="4"/>"time_sync":"false",</text:p>
              </text:list-item>
              <text:list-item>
                <text:p text:style-name="P6"><text:s text:c="4"/>"value":{</text:p>
              </text:list-item>
              <text:list-item>
                <text:p text:style-name="P6"><text:s text:c="16"/>"indicator":{</text:p>
              </text:list-item>
              <text:list-item>
                <text:p text:style-name="P6"><text:s text:c="32"/>"style":"binary",</text:p>
              </text:list-item>
              <text:list-item>
                <text:p text:style-name="P6"><text:s text:c="32"/>"color":"green",</text:p>
              </text:list-item>
              <text:list-item>
                <text:p text:style-name="P6"><text:s text:c="32"/>"min_range_per_color":0,</text:p>
              </text:list-item>
              <text:list-item>
                <text:p text:style-name="P6"><text:s text:c="32"/>"max_range_per_color":1,</text:p>
              </text:list-item>
              <text:list-item>
                <text:p text:style-name="P6"><text:s text:c="32"/>"</text:p>
              </text:list-item>
              <text:list-item>
                <text:p text:style-name="P6"><text:s text:c="28"/>},</text:p>
              </text:list-item>
              <text:list-item>
                <text:p text:style-name="P6"><text:s text:c="16"/>"indicator":{</text:p>
              </text:list-item>
              <text:list-item>
                <text:p text:style-name="P6"><text:s text:c="32"/>"style":"rgb"</text:p>
              </text:list-item>
              <text:list-item>
                <text:p text:style-name="P6"><text:s text:c="32"/>"min_range_per_color":0,</text:p>
              </text:list-item>
              <text:list-item>
                <text:p text:style-name="P6"><text:s text:c="32"/>"max_range_per_color":100</text:p>
              </text:list-item>
              <text:list-item>
                <text:p text:style-name="P6"><text:s text:c="28"/>},</text:p>
              </text:list-item>
              <text:list-item>
                <text:p text:style-name="P6"><text:s text:c="16"/>"display":{</text:p>
              </text:list-item>
              <text:list-item>
                <text:p text:style-name="P6"><text:s text:c="28"/>"color_range":"binary",</text:p>
              </text:list-item>
              <text:list-item>
                <text:p text:style-name="P6"><text:s text:c="28"/>"min_width_px":20,</text:p>
              </text:list-item>
              <text:list-item>
                <text:p text:style-name="P6"><text:s text:c="28"/>"min_height_px":20,</text:p>
              </text:list-item>
              <text:list-item>
                <text:p text:style-name="P6"><text:s text:c="28"/>"min_refresh_hz":12</text:p>
              </text:list-item>
              <text:list-item>
                <text:p text:style-name="P6"><text:s text:c="26"/>}</text:p>
              </text:list-item>
              <text:list-item>
                <text:p text:style-name="P6"><text:s text:c="12"/>}</text:p>
              </text:list-item>
              <text:list-item>
                <text:p text:style-name="P6">}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3T3">
        <office:forms form:automatic-focus="false" form:apply-design-mode="false"/>
        <draw:frame presentation:style-name="pr7" draw:text-style-name="P1" draw:layer="layout" svg:width="26.5cm" svg:height="1.8cm" svg:x="0.4cm" svg:y="0.2cm" presentation:class="title">
          <draw:text-box>
            <text:p>Sensor message example</text:p>
          </draw:text-box>
        </draw:frame>
        <draw:frame presentation:style-name="pr5" draw:layer="layout" svg:width="12.297cm" svg:height="12.065cm" svg:x="1.4cm" svg:y="2.54cm" presentation:class="outline" presentation:user-transformed="true">
          <draw:text-box>
            <text:list text:style-name="L2">
              <text:list-item>
                <text:p>Example GET messages to request resource/setting</text:p>
              </text:list-item>
            </text:list>
            <text:list text:style-name="L3">
              <text:list-item>
                <text:p text:style-name="P6">{</text:p>
              </text:list-item>
              <text:list-item>
                <text:p text:style-name="P6"><text:s text:c="4"/>"msg":"get",</text:p>
              </text:list-item>
              <text:list-item>
                <text:p text:style-name="P6"><text:s text:c="4"/>"id":28463,</text:p>
              </text:list-item>
              <text:list-item>
                <text:p text:style-name="P6"><text:s text:c="4"/>"device":"some_server_somewhere",</text:p>
              </text:list-item>
              <text:list-item>
                <text:p text:style-name="P6"><text:s text:c="4"/>"timestamp":&lt;local_device_time&gt;,</text:p>
              </text:list-item>
              <text:list-item>
                <text:p text:style-name="P6"><text:s text:c="4"/>"time_sync":"true",</text:p>
              </text:list-item>
              <text:list-item>
                <text:p text:style-name="P6"><text:s text:c="4"/>"type":""</text:p>
              </text:list-item>
              <text:list-item>
                <text:p text:style-name="P6"><text:s text:c="4"/>"value":{</text:p>
              </text:list-item>
              <text:list-item>
                <text:p text:style-name="P6"><text:s text:c="16"/>"indicator":{</text:p>
              </text:list-item>
              <text:list-item>
                <text:p text:style-name="P6"><text:s text:c="32"/>"id":3547653,</text:p>
              </text:list-item>
              <text:list-item>
                <text:p text:style-name="P6"><text:s text:c="32"/>"type”:”state”</text:p>
              </text:list-item>
              <text:list-item>
                <text:p text:style-name="P6"><text:s text:c="28"/>}</text:p>
              </text:list-item>
              <text:list-item>
                <text:p text:style-name="P6"><text:s text:c="12"/>}</text:p>
              </text:list-item>
              <text:list-item>
                <text:p text:style-name="P6">}</text:p>
              </text:list-item>
            </text:list>
          </draw:text-box>
        </draw:frame>
        <draw:frame presentation:style-name="pr5" draw:layer="layout" svg:width="12.297cm" svg:height="12.065cm" svg:x="14.313cm" svg:y="2.54cm" presentation:class="outline" presentation:user-transformed="true">
          <draw:text-box>
            <text:list text:style-name="L2">
              <text:list-item>
                <text:p text:style-name="P3">Example SET messages to provide resource/setting</text:p>
              </text:list-item>
            </text:list>
            <text:list text:style-name="L4">
              <text:list-item>
                <text:p text:style-name="P8">{</text:p>
              </text:list-item>
              <text:list-item>
                <text:p text:style-name="P8"><text:s text:c="4"/>"msg":"set",</text:p>
              </text:list-item>
              <text:list-item>
                <text:p text:style-name="P8"><text:s text:c="4"/>"id":28463,</text:p>
              </text:list-item>
              <text:list-item>
                <text:p text:style-name="P8"><text:s text:c="4"/>"device":"pico_ui_remote_demo",</text:p>
              </text:list-item>
              <text:list-item>
                <text:p text:style-name="P8"><text:s text:c="4"/>"timestamp":&lt;local_device_time&gt;,</text:p>
              </text:list-item>
              <text:list-item>
                <text:p text:style-name="P8"><text:s text:c="4"/>"time_sync":"true",</text:p>
              </text:list-item>
              <text:list-item>
                <text:p text:style-name="P8"><text:s text:c="4"/>"type":""</text:p>
              </text:list-item>
              <text:list-item>
                <text:p text:style-name="P8"><text:s text:c="4"/>"value":{</text:p>
              </text:list-item>
              <text:list-item>
                <text:p text:style-name="P8"><text:s text:c="16"/>"indicator":{</text:p>
              </text:list-item>
              <text:list-item>
                <text:p text:style-name="P8"><text:s text:c="32"/>"id":3547653,</text:p>
              </text:list-item>
              <text:list-item>
                <text:p text:style-name="P8"><text:s text:c="32"/>"state”:1</text:p>
              </text:list-item>
              <text:list-item>
                <text:p text:style-name="P8"><text:s text:c="28"/>}</text:p>
              </text:list-item>
              <text:list-item>
                <text:p text:style-name="P8"><text:s text:c="12"/>}</text:p>
              </text:list-item>
              <text:list-item>
                <text:p text:style-name="P8">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1T21:11:12.659852852</meta:creation-date>
    <meta:editing-duration>PT52M46S</meta:editing-duration>
    <meta:editing-cycles>13</meta:editing-cycles>
    <meta:generator>LibreOffice/7.3.7.2$Linux_X86_64 LibreOffice_project/30$Build-2</meta:generator>
    <dc:title>Portfolio</dc:title>
    <dc:date>2024-02-16T22:54:02.808038229</dc:date>
    <meta:document-statistic meta:object-count="103"/>
  </office:meta>
</office:document-meta>
</file>